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4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1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color="#9928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5cm" svg:y="6.993cm" presentation:class="title" presentation:user-transformed="true">
          <draw:text-box>
            <text:p><text:span text:style-name="T1">Servidor WEB e Acesso à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Virus</text:p>
          </draw:text-box>
        </draw:frame>
        <draw:frame presentation:style-name="pr4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Virus</text:p>
                <text:list>
                  <text:list-item>
                    <text:p>O que não são</text:p>
                  </text:list-item>
                  <text:list-item>
                    <text:p>O que não fazem</text:p>
                  </text:list-item>
                  <text:list-item>
                    <text:p>O que são e podem fazer</text:p>
                  </text:list-item>
                  <text:list-item>
                    <text:p>Como afectam o dia a 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Tipos</text:p>
          </draw:text-box>
        </draw:frame>
        <draw:frame presentation:style-name="pr4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Hoax</text:p>
              </text:list-item>
              <text:list-item>
                <text:p>Trojan – Cavalo Troia</text:p>
              </text:list-item>
              <text:list-item>
                <text:p>Worms</text:p>
              </text:list-item>
              <text:list-item>
                <text:p>Vir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Phishing</text:p>
          </draw:text-box>
        </draw:frame>
        <draw:frame presentation:style-name="pr6" draw:layer="layout" svg:width="25.199cm" svg:height="11.25cm" svg:x="1.301cm" svg:y="0.879cm" presentation:class="outline" presentation:user-transformed="true">
          <draw:text-box>
            <text:p/>
            <text:list text:style-name="L2">
              <text:list-item>
                <text:p>Regras bás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mo proteger</text:p>
          </draw:text-box>
        </draw:frame>
        <draw:frame presentation:style-name="pr6" draw:layer="layout" svg:width="25.199cm" svg:height="11.25cm" svg:x="1.4cm" svg:y="2.2cm" presentation:class="outline">
          <draw:text-box>
            <text:list text:style-name="L2">
              <text:list-item>
                <text:p>Não aceitar links desconhecidos</text:p>
              </text:list-item>
              <text:list-item>
                <text:p>Não clicar em qualquer botão que nos apareça</text:p>
              </text:list-item>
              <text:list-item>
                <text:p>Diferenciar publicidade de perigos</text:p>
              </text:list-item>
              <text:list-item>
                <text:p>Não instalar qualquer tipo de software</text:p>
              </text:list-item>
              <text:list-item>
                <text:p>Não instalar software ileg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99cm" svg:height="11.25cm" svg:x="1.4cm" svg:y="2.2cm" presentation:class="outline">
          <draw:text-box>
            <text:list text:style-name="L2">
              <text:list-item>
                <text:p>Exemplo de obtenção de pass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5</meta:editing-cycles>
    <meta:editing-duration>PT03H53M31S</meta:editing-duration>
    <dc:date>2009-11-04T18:49:49</dc:date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